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9d4" officeooo:paragraph-rsid="000119d4"/>
    </style:style>
    <style:style style:name="P2" style:family="paragraph" style:parent-style-name="Standard">
      <style:text-properties officeooo:rsid="0001ade0" officeooo:paragraph-rsid="0001ade0"/>
    </style:style>
    <style:style style:name="P3" style:family="paragraph" style:parent-style-name="Standard">
      <style:text-properties officeooo:rsid="0002242f" officeooo:paragraph-rsid="0002242f"/>
    </style:style>
    <style:style style:name="P4" style:family="paragraph" style:parent-style-name="Standard">
      <style:text-properties officeooo:rsid="00030697" officeooo:paragraph-rsid="00030697"/>
    </style:style>
    <style:style style:name="P5" style:family="paragraph" style:parent-style-name="Standard">
      <style:text-properties officeooo:rsid="000413a7" officeooo:paragraph-rsid="000413a7"/>
    </style:style>
    <style:style style:name="P6" style:family="paragraph" style:parent-style-name="Standard">
      <style:text-properties fo:font-size="14pt" fo:font-weight="bold" officeooo:rsid="000119d4" officeooo:paragraph-rsid="000119d4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2242f" officeooo:paragraph-rsid="0002242f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officeooo:rsid="000119d4" officeooo:paragraph-rsid="000119d4" style:font-weight-asian="bold" style:font-weight-complex="bold"/>
    </style:style>
    <style:style style:name="P9" style:family="paragraph" style:parent-style-name="Standard">
      <style:text-properties fo:font-weight="bold" officeooo:rsid="0002242f" officeooo:paragraph-rsid="0002242f" style:font-weight-asian="bold" style:font-weight-complex="bold"/>
    </style:style>
    <style:style style:name="P10" style:family="paragraph" style:parent-style-name="Standard">
      <style:text-properties fo:font-weight="bold" officeooo:rsid="00030697" officeooo:paragraph-rsid="00030697" style:font-weight-asian="bold" style:font-weight-complex="bold"/>
    </style:style>
    <style:style style:name="P11" style:family="paragraph" style:parent-style-name="Standard">
      <style:text-properties officeooo:rsid="00030697" officeooo:paragraph-rsid="00030697"/>
    </style:style>
    <style:style style:name="P12" style:family="paragraph" style:parent-style-name="Standard">
      <style:text-properties fo:font-weight="bold" officeooo:rsid="0006187c" officeooo:paragraph-rsid="0006187c" style:font-weight-asian="bold" style:font-weight-complex="bold"/>
    </style:style>
    <style:style style:name="P13" style:family="paragraph" style:parent-style-name="Standard">
      <style:text-properties fo:font-weight="bold" officeooo:rsid="0002242f" officeooo:paragraph-rsid="0002242f" style:font-weight-asian="bold" style:font-weight-complex="bold"/>
    </style:style>
    <style:style style:name="P14" style:family="paragraph" style:parent-style-name="Standard">
      <style:text-properties fo:font-size="11pt" fo:font-weight="normal" officeooo:rsid="0006187c" officeooo:paragraph-rsid="0006187c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2pt" fo:font-weight="bold" officeooo:rsid="0006187c" officeooo:paragraph-rsid="0006187c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06187c" officeooo:paragraph-rsid="0007dcfe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07dcfe" officeooo:paragraph-rsid="0007dcfe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089297" officeooo:paragraph-rsid="00089297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08df48" officeooo:paragraph-rsid="0008df48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0bed65" officeooo:paragraph-rsid="000bed65" style:font-size-asian="12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0bed65" officeooo:paragraph-rsid="00089297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0d8f52" officeooo:paragraph-rsid="000d8f52" style:font-size-asian="12pt" style:font-weight-asian="bold" style:font-size-complex="12pt" style:font-weight-complex="bold"/>
    </style:style>
    <style:style style:name="T1" style:family="text">
      <style:text-properties officeooo:rsid="000413a7"/>
    </style:style>
    <style:style style:name="T2" style:family="text">
      <style:text-properties officeooo:rsid="000441c3"/>
    </style:style>
    <style:style style:name="T3" style:family="text">
      <style:text-properties officeooo:rsid="0004dc84"/>
    </style:style>
    <style:style style:name="T4" style:family="text">
      <style:text-properties officeooo:rsid="0006187c"/>
    </style:style>
    <style:style style:name="T5" style:family="text">
      <style:text-properties officeooo:rsid="0009ecc7"/>
    </style:style>
    <style:style style:name="T6" style:family="text">
      <style:text-properties officeooo:rsid="000bc737"/>
    </style:style>
    <style:style style:name="T7" style:family="text">
      <style:text-properties officeooo:rsid="000bed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limitacion</text:p>
      <text:p text:style-name="P1"/>
      <text:p text:style-name="P8">Delimitacion Espacial</text:p>
      <text:p text:style-name="P1"/>
      <text:p text:style-name="P1">Mi investigacion se realizaraa nivel nacional en <text:span text:style-name="T5">Santa Cruz</text:span>.</text:p>
      <text:p text:style-name="P1"/>
      <text:p text:style-name="P8">Delimitacion Temporal</text:p>
      <text:p text:style-name="P1"/>
      <text:p text:style-name="P1">Mi investigacion se realizara <text:span text:style-name="T6">desde el mes de agosto de 2019 hasta el mes de diciembre de mismo ano.</text:span></text:p>
      <text:p text:style-name="P1"/>
      <text:p text:style-name="P8">Delimitacion Sustantiva/cientifica</text:p>
      <text:p text:style-name="P1"/>
      <text:p text:style-name="P1">Metodologia <text:s/>de desarrollo <text:s/>scrum</text:p>
      <text:p text:style-name="P1"/>
      <text:p text:style-name="P1">Base de datos SQL</text:p>
      <text:p text:style-name="P1"/>
      <text:p text:style-name="P1">Programacion Web HTML,CSS,JS</text:p>
      <text:p text:style-name="P1"/>
      <text:p text:style-name="P5">Lenguaje de programacion:Python, JavaScript</text:p>
      <text:p text:style-name="P5"/>
      <text:p text:style-name="P5">Backend framework: Django 2.2.5</text:p>
      <text:p text:style-name="P5"/>
      <text:p text:style-name="P5">Front end framework: React JS.</text:p>
      <text:p text:style-name="P1"/>
      <text:p text:style-name="P1">Programacion orientada a objetos</text:p>
      <text:p text:style-name="P1"/>
      <text:p text:style-name="P5">Programacion funcional</text:p>
      <text:p text:style-name="P1"/>
      <text:p text:style-name="P1">Programacion defensiva</text:p>
      <text:p text:style-name="P1"/>
      <text:p text:style-name="P2">Inteligencia de negocios</text:p>
      <text:p text:style-name="P2"/>
      <text:p text:style-name="P7">Justificacion</text:p>
      <text:p text:style-name="P3"/>
      <text:p text:style-name="P9">Justificacion Teorica</text:p>
      <text:p text:style-name="P3"/>
      <text:p text:style-name="P3">Ver aplicado la inteligencia de negocios en los salones de belleza, ver como esta informacion puede ayudar en la toma de decisione<text:span text:style-name="T1">s</text:span>,</text:p>
      <text:p text:style-name="P3"/>
      <text:p text:style-name="P9">Justificacion Social</text:p>
      <text:p text:style-name="P3"/>
      <text:p text:style-name="P3">Generar fuentes de trabajo, aunque el proyecto tenga duracion de 1 ano, se desarrollara<text:span text:style-name="T2">n actualizaciones</text:span> por muchos mas generando multiples fuentes de empleo <text:span text:style-name="T1">por tiempo duradero</text:span>.</text:p>
      <text:p text:style-name="P3"/>
      <text:p text:style-name="P9">Justificacion practica</text:p>
      <text:p text:style-name="P3"/>
      <text:p text:style-name="P3">Mi justificacion practica seria realizar una innovacion en el area de los salones de belleza, permitiendo realizar reserveas y administrarlas en <text:s/>simples pasos.</text:p>
      <text:p text:style-name="P3"/>
      <text:p text:style-name="P9"/>
      <text:p text:style-name="P9"/>
      <text:p text:style-name="P9"><text:soft-page-break/>Justificacion metodologica</text:p>
      <text:p text:style-name="P3"/>
      <text:p text:style-name="P3"><text:span text:style-name="T7">A traves de este trabajo</text:span> ayudar a los proximos egresados de la carrera de ingenieria de sistemas para que puedan ayudarse con mi proyecto de tesis <text:span text:style-name="T3">enfocado al desarrollo de software</text:span>. <text:span text:style-name="T7">(mejorar importante)</text:span></text:p>
      <text:p text:style-name="P3"/>
      <text:p text:style-name="P10">Justificacion Individual</text:p>
      <text:p text:style-name="P4"/>
      <text:p text:style-name="P4">La revelancia para mi seria ayudar en el negocio familiar que tenemos de una Barberia, para asi poder mejorar todo nuestros procesos y simplificar nuestros trabajos.</text:p>
      <text:p text:style-name="P4"/>
      <text:p text:style-name="P12">Problema principal</text:p>
      <text:p text:style-name="P12"/>
      <text:p text:style-name="P14">Carencia de un software que ayude a gestionar los salones de belleza eficientemente.<text:span text:style-name="T7">(especificar salon de belleza especifico)</text:span></text:p>
      <text:p text:style-name="P14"/>
      <text:p text:style-name="P15">Pregunta de investigacion</text:p>
      <text:p text:style-name="P15"/>
      <text:p text:style-name="P20">Cual es el software que tenga los modulos y caracteristicas adecuado para apaptarse al salon de belleza ….. ser mas eficiente, controlar sus gatos (mejorar ...)</text:p>
      <text:p text:style-name="P15">…….</text:p>
      <text:p text:style-name="P15"/>
      <text:p text:style-name="P18">Problema principal</text:p>
      <text:p text:style-name="P21"/>
      <text:p text:style-name="P18">…….</text:p>
      <text:p text:style-name="P18"/>
      <text:p text:style-name="P19">Formulacion del problema de investigacion</text:p>
      <text:p text:style-name="P19"/>
      <text:p text:style-name="P19">……..</text:p>
      <text:p text:style-name="P15"/>
      <text:p text:style-name="P17">Situacion deseada</text:p>
      <text:p text:style-name="P16"/>
      <text:p text:style-name="P22">La empresa cuente con un software con tales moduloes que mejore tales cosas<text:span text:style-name="T4">……</text:span></text:p>
      <text:p text:style-name="P16"/>
      <text:p text:style-name="P17">Objetivos</text:p>
      <text:p text:style-name="P16"/>
      <text:p text:style-name="P16">…..</text:p>
      <text:p text:style-name="P16"/>
      <text:p text:style-name="P16"/>
      <text:p text:style-name="P20">Notas: delimitacion espacial, marcar empresa especifica nivel santa cru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7:11:24.932723309</meta:creation-date>
    <dc:date>2019-09-10T07:22:14.720107351</dc:date>
    <meta:editing-duration>PT37M14S</meta:editing-duration>
    <meta:editing-cycles>16</meta:editing-cycles>
    <meta:generator>LibreOffice/6.2.6.2$Linux_X86_64 LibreOffice_project/20$Build-2</meta:generator>
    <meta:document-statistic meta:table-count="0" meta:image-count="0" meta:object-count="0" meta:page-count="2" meta:paragraph-count="41" meta:word-count="295" meta:character-count="2070" meta:non-whitespace-character-count="1813"/>
  </office:meta>
</office:document-meta>
</file>